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31cm"/>
    </style:style>
    <style:style style:name="co2" style:family="table-column">
      <style:table-column-properties fo:break-before="auto" style:column-width="13.397cm"/>
    </style:style>
    <style:style style:name="co3" style:family="table-column">
      <style:table-column-properties fo:break-before="auto" style:column-width="6.74cm"/>
    </style:style>
    <style:style style:name="co4" style:family="table-column">
      <style:table-column-properties fo:break-before="auto" style:column-width="7.803cm"/>
    </style:style>
    <style:style style:name="co5" style:family="table-column">
      <style:table-column-properties fo:break-before="auto" style:column-width="1.79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m_5f_monumen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" style:family="table-cell" style:parent-style-name="Default">
      <style:table-cell-properties style:cell-protect="protected" style:print-content="true"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m_monumen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number-columns-repeated="253" table:default-cell-style-name="ce3"/>
        <table:table-column table:style-name="co5" table:number-columns-repeated="767" table:default-cell-style-name="Default"/>
        <table:table-row table:style-name="ro1">
          <table:table-cell office:value-type="string">
            <text:p>monument_id</text:p>
          </table:table-cell>
          <table:table-cell office:value-type="string">
            <text:p>monument_nom</text:p>
          </table:table-cell>
          <table:table-cell office:value-type="string">
            <text:p>monument_lat</text:p>
          </table:table-cell>
          <table:table-cell office:value-type="string">
            <text:p>monument_lon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our Pey-Berland à Bordeaux</text:p>
          </table:table-cell>
          <table:table-cell office:value-type="float" office:value="44.8379962">
            <text:p>44,84</text:p>
          </table:table-cell>
          <table:table-cell office:value-type="float" office:value="-0.5777064">
            <text:p>-0,58</text:p>
          </table:table-cell>
          <table:table-cell table:number-columns-repeated="1020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Musée des Plans-Reliefs</text:p>
          </table:table-cell>
          <table:table-cell office:value-type="float" office:value="48.8564775743156">
            <text:p>48,86</text:p>
          </table:table-cell>
          <table:table-cell office:value-type="float" office:value="2.31269717216492">
            <text:p>2,31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âteau de Villeneuve-Lembron</text:p>
          </table:table-cell>
          <table:table-cell office:value-type="float" office:value="45.4779965450436">
            <text:p>45,48</text:p>
          </table:table-cell>
          <table:table-cell office:value-type="float" office:value="3.18597078323364">
            <text:p>3,19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hâteau de Chareil-Cintrat</text:p>
          </table:table-cell>
          <table:table-cell office:value-type="float" office:value="46.2394201556751">
            <text:p>46,24</text:p>
          </table:table-cell>
          <table:table-cell office:value-type="float" office:value="3.22972297668457">
            <text:p>3,23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loître de la cathédrale du Puy-en-Velay</text:p>
          </table:table-cell>
          <table:table-cell office:value-type="float" office:value="45.0461801">
            <text:p>45,05</text:p>
          </table:table-cell>
          <table:table-cell office:value-type="float" office:value="3.8848592">
            <text:p>3,88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hâteau d'Aulteribe</text:p>
          </table:table-cell>
          <table:table-cell office:value-type="float" office:value="45.775">
            <text:p>45,78</text:p>
          </table:table-cell>
          <table:table-cell office:value-type="float" office:value="3.498889">
            <text:p>3,5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hâteau de Bussy-Rabutin</text:p>
          </table:table-cell>
          <table:table-cell office:value-type="float" office:value="47.5615776782153">
            <text:p>47,56</text:p>
          </table:table-cell>
          <table:table-cell office:value-type="float" office:value="4.52347576618195">
            <text:p>4,52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airn de Barnenez</text:p>
          </table:table-cell>
          <table:table-cell office:value-type="float" office:value="48.6675691351204">
            <text:p>48,67</text:p>
          </table:table-cell>
          <table:table-cell office:value-type="float" office:value="-3.85842740535736">
            <text:p>-3,86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âteau de Maisons</text:p>
          </table:table-cell>
          <table:table-cell office:value-type="float" office:value="48.9471671045817">
            <text:p>48,95</text:p>
          </table:table-cell>
          <table:table-cell office:value-type="float" office:value="2.15389966964722">
            <text:p>2,15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lignements de Carnac</text:p>
          </table:table-cell>
          <table:table-cell office:value-type="float" office:value="47.597702">
            <text:p>47,6</text:p>
          </table:table-cell>
          <table:table-cell office:value-type="float" office:value="-3.0633934">
            <text:p>-3,06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aison d'Ernest Renan à Tréguier</text:p>
          </table:table-cell>
          <table:table-cell office:value-type="float" office:value="48.788491">
            <text:p>48,79</text:p>
          </table:table-cell>
          <table:table-cell office:value-type="float" office:value="-3.2271867">
            <text:p>-3,23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hâteau de Bouges</text:p>
          </table:table-cell>
          <table:table-cell office:value-type="float" office:value="47.0424048078576">
            <text:p>47,04</text:p>
          </table:table-cell>
          <table:table-cell office:value-type="float" office:value="1.67296886444092">
            <text:p>1,67</text:p>
          </table:table-cell>
          <table:table-cell table:number-columns-repeated="1020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loître de la Psalette à Tours</text:p>
          </table:table-cell>
          <table:table-cell office:value-type="float" office:value="47.3958291154544">
            <text:p>47,4</text:p>
          </table:table-cell>
          <table:table-cell office:value-type="float" office:value="0.694069862365723">
            <text:p>0,69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ours de la cathédrale de Chartres</text:p>
          </table:table-cell>
          <table:table-cell office:value-type="float" office:value="48.4477636872284">
            <text:p>48,45</text:p>
          </table:table-cell>
          <table:table-cell office:value-type="float" office:value="1.48798227310181">
            <text:p>1,49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Tours de la cathédrale de Reims</text:p>
          </table:table-cell>
          <table:table-cell office:value-type="float" office:value="49.2534">
            <text:p>49,25</text:p>
          </table:table-cell>
          <table:table-cell office:value-type="float" office:value="4.033">
            <text:p>4,03</text:p>
          </table:table-cell>
          <table:table-cell table:number-columns-repeated="1020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Tour et crypte de la cathédrale de Bourges</text:p>
          </table:table-cell>
          <table:table-cell office:value-type="float" office:value="47.0824115207644">
            <text:p>47,08</text:p>
          </table:table-cell>
          <table:table-cell office:value-type="float" office:value="2.3984956741333">
            <text:p>2,4</text:p>
          </table:table-cell>
          <table:table-cell table:number-columns-repeated="1020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hâteau de La Motte-Tilly</text:p>
          </table:table-cell>
          <table:table-cell office:value-type="float" office:value="48.4671345668952">
            <text:p>48,47</text:p>
          </table:table-cell>
          <table:table-cell office:value-type="float" office:value="3.43147337436676">
            <text:p>3,43</text:p>
          </table:table-cell>
          <table:table-cell table:number-columns-repeated="1020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alais du Tau à Reims</text:p>
          </table:table-cell>
          <table:table-cell office:value-type="float" office:value="49.2530901204998">
            <text:p>49,25</text:p>
          </table:table-cell>
          <table:table-cell office:value-type="float" office:value="4.03418183326721">
            <text:p>4,03</text:p>
          </table:table-cell>
          <table:table-cell table:number-columns-repeated="1020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Domaine national de Saint-Cloud</text:p>
          </table:table-cell>
          <table:table-cell office:value-type="float" office:value="48.836821431274">
            <text:p>48,84</text:p>
          </table:table-cell>
          <table:table-cell office:value-type="float" office:value="2.21820831298828">
            <text:p>2,22</text:p>
          </table:table-cell>
          <table:table-cell table:number-columns-repeated="1020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hâteau de Vincennes</text:p>
          </table:table-cell>
          <table:table-cell office:value-type="float" office:value="48.84266824545">
            <text:p>48,84</text:p>
          </table:table-cell>
          <table:table-cell office:value-type="float" office:value="2.43570327758789">
            <text:p>2,44</text:p>
          </table:table-cell>
          <table:table-cell table:number-columns-repeated="1020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Maison des Jardies à Sèvres</text:p>
          </table:table-cell>
          <table:table-cell office:value-type="float" office:value="48.8272072">
            <text:p>48,83</text:p>
          </table:table-cell>
          <table:table-cell office:value-type="float" office:value="2.1985906">
            <text:p>2,2</text:p>
          </table:table-cell>
          <table:table-cell table:number-columns-repeated="1020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lace forte de Mont-Dauphin</text:p>
          </table:table-cell>
          <table:table-cell office:value-type="float" office:value="44.6691299">
            <text:p>44,67</text:p>
          </table:table-cell>
          <table:table-cell office:value-type="float" office:value="6.6252286">
            <text:p>6,63</text:p>
          </table:table-cell>
          <table:table-cell table:number-columns-repeated="1020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hâteau de Rambouillet, Laiterie de la Reine et Chaumière aux Coquillages</text:p>
          </table:table-cell>
          <table:table-cell office:value-type="float" office:value="48.6454040146198">
            <text:p>48,65</text:p>
          </table:table-cell>
          <table:table-cell office:value-type="float" office:value="1.81732803583145">
            <text:p>1,82</text:p>
          </table:table-cell>
          <table:table-cell table:number-columns-repeated="1020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ite archéologique et musée d'Ensérune</text:p>
          </table:table-cell>
          <table:table-cell office:value-type="float" office:value="43.310556">
            <text:p>43,31</text:p>
          </table:table-cell>
          <table:table-cell office:value-type="float" office:value="3.115278">
            <text:p>3,12</text:p>
          </table:table-cell>
          <table:table-cell table:number-columns-repeated="1020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Hôtel de Béthune-Sully</text:p>
          </table:table-cell>
          <table:table-cell office:value-type="float" office:value="48.854703">
            <text:p>48,85</text:p>
          </table:table-cell>
          <table:table-cell office:value-type="float" office:value="2.363875">
            <text:p>2,36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hâteau de Fougères-sur-Bièvre</text:p>
          </table:table-cell>
          <table:table-cell office:value-type="float" office:value="47.4477388488549">
            <text:p>47,45</text:p>
          </table:table-cell>
          <table:table-cell office:value-type="float" office:value="1.3438081741333">
            <text:p>1,34</text:p>
          </table:table-cell>
          <table:table-cell table:number-columns-repeated="102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hâteau de Talcy</text:p>
          </table:table-cell>
          <table:table-cell office:value-type="float" office:value="47.7697553616761">
            <text:p>47,77</text:p>
          </table:table-cell>
          <table:table-cell office:value-type="float" office:value="1.44447684288025">
            <text:p>1,44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hâteau de Châteaudun</text:p>
          </table:table-cell>
          <table:table-cell office:value-type="float" office:value="48.0707956173737">
            <text:p>48,07</text:p>
          </table:table-cell>
          <table:table-cell office:value-type="float" office:value="1.32372379302979">
            <text:p>1,32</text:p>
          </table:table-cell>
          <table:table-cell table:number-columns-repeated="1020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Château et remparts de la cité de Carcassonne</text:p>
          </table:table-cell>
          <table:table-cell office:value-type="float" office:value="43.2072833574495">
            <text:p>43,21</text:p>
          </table:table-cell>
          <table:table-cell office:value-type="float" office:value="2.36326217651367">
            <text:p>2,36</text:p>
          </table:table-cell>
          <table:table-cell table:number-columns-repeated="1020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Forteresse de Salses</text:p>
          </table:table-cell>
          <table:table-cell office:value-type="float" office:value="42.8396802790619">
            <text:p>42,84</text:p>
          </table:table-cell>
          <table:table-cell office:value-type="float" office:value="2.91830241680145">
            <text:p>2,92</text:p>
          </table:table-cell>
          <table:table-cell table:number-columns-repeated="1020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bbaye de Beaulieu-en-Rouergue</text:p>
          </table:table-cell>
          <table:table-cell office:value-type="float" office:value="44.2012986">
            <text:p>44,2</text:p>
          </table:table-cell>
          <table:table-cell office:value-type="float" office:value="1.8576953">
            <text:p>1,86</text:p>
          </table:table-cell>
          <table:table-cell table:number-columns-repeated="1020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Château de Castelnau-Bretenoux</text:p>
          </table:table-cell>
          <table:table-cell office:value-type="float" office:value="44.8992">
            <text:p>44,9</text:p>
          </table:table-cell>
          <table:table-cell office:value-type="float" office:value="1.8256">
            <text:p>1,83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rotte de Pair-non-Pair</text:p>
          </table:table-cell>
          <table:table-cell office:value-type="float" office:value="45.0396354">
            <text:p>45,04</text:p>
          </table:table-cell>
          <table:table-cell office:value-type="float" office:value="-0.5022214">
            <text:p>-0,5</text:p>
          </table:table-cell>
          <table:table-cell table:number-columns-repeated="1020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Château d'Assier</text:p>
          </table:table-cell>
          <table:table-cell office:value-type="float" office:value="44.6752839">
            <text:p>44,68</text:p>
          </table:table-cell>
          <table:table-cell office:value-type="float" office:value="1.8792255">
            <text:p>1,88</text:p>
          </table:table-cell>
          <table:table-cell table:number-columns-repeated="1020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Château de Puyguilhem</text:p>
          </table:table-cell>
          <table:table-cell office:value-type="float" office:value="45.425833">
            <text:p>45,43</text:p>
          </table:table-cell>
          <table:table-cell office:value-type="float" office:value="0.744444">
            <text:p>0,74</text:p>
          </table:table-cell>
          <table:table-cell table:number-columns-repeated="1020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ite archéologique de Montmaurin</text:p>
          </table:table-cell>
          <table:table-cell office:value-type="float" office:value="43.2246742">
            <text:p>43,22</text:p>
          </table:table-cell>
          <table:table-cell office:value-type="float" office:value="0.6370025">
            <text:p>0,64</text:p>
          </table:table-cell>
          <table:table-cell table:number-columns-repeated="1020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Abbaye du Mont-Saint-Michel</text:p>
          </table:table-cell>
          <table:table-cell office:value-type="float" office:value="48.6359715815921">
            <text:p>48,64</text:p>
          </table:table-cell>
          <table:table-cell office:value-type="float" office:value="-1.51141405105591">
            <text:p>-1,51</text:p>
          </table:table-cell>
          <table:table-cell table:number-columns-repeated="1020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hâteau de Carrouges</text:p>
          </table:table-cell>
          <table:table-cell office:value-type="float" office:value="48.5601290798993">
            <text:p>48,56</text:p>
          </table:table-cell>
          <table:table-cell office:value-type="float" office:value="-0.154345035552979">
            <text:p>-0,15</text:p>
          </table:table-cell>
          <table:table-cell table:number-columns-repeated="1020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Abbaye du Bec-Hellouin</text:p>
          </table:table-cell>
          <table:table-cell office:value-type="float" office:value="49.228611">
            <text:p>49,23</text:p>
          </table:table-cell>
          <table:table-cell office:value-type="float" office:value="0.721667">
            <text:p>0,72</text:p>
          </table:table-cell>
          <table:table-cell table:number-columns-repeated="1020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ainte-Chapelle</text:p>
          </table:table-cell>
          <table:table-cell office:value-type="float" office:value="48.8553675326006">
            <text:p>48,86</text:p>
          </table:table-cell>
          <table:table-cell office:value-type="float" office:value="2.3450231552124">
            <text:p>2,35</text:p>
          </table:table-cell>
          <table:table-cell table:number-columns-repeated="1020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Tours de la cathédrale Notre-Dame de Paris</text:p>
          </table:table-cell>
          <table:table-cell office:value-type="float" office:value="48.8529761826414">
            <text:p>48,85</text:p>
          </table:table-cell>
          <table:table-cell office:value-type="float" office:value="2.34995305538177">
            <text:p>2,35</text:p>
          </table:table-cell>
          <table:table-cell table:number-columns-repeated="1020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hâteau d'Angers</text:p>
          </table:table-cell>
          <table:table-cell office:value-type="float" office:value="47.4698136">
            <text:p>47,47</text:p>
          </table:table-cell>
          <table:table-cell office:value-type="float" office:value="-0.5593384">
            <text:p>-0,56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bbaye de La Sauve-Majeure</text:p>
          </table:table-cell>
          <table:table-cell office:value-type="float" office:value="44.7679">
            <text:p>44,77</text:p>
          </table:table-cell>
          <table:table-cell office:value-type="float" office:value="-0.3125">
            <text:p>-0,31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ite archéologique de Montcaret</text:p>
          </table:table-cell>
          <table:table-cell office:value-type="float" office:value="44.8587327">
            <text:p>44,86</text:p>
          </table:table-cell>
          <table:table-cell office:value-type="float" office:value="0.0638404">
            <text:p>0,06</text:p>
          </table:table-cell>
          <table:table-cell table:number-columns-repeated="1020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hâteau de Pierrefonds</text:p>
          </table:table-cell>
          <table:table-cell office:value-type="float" office:value="49.3469937613645">
            <text:p>49,35</text:p>
          </table:table-cell>
          <table:table-cell office:value-type="float" office:value="2.98019707202911">
            <text:p>2,98</text:p>
          </table:table-cell>
          <table:table-cell table:number-columns-repeated="1020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Abbaye de Charroux</text:p>
          </table:table-cell>
          <table:table-cell office:value-type="float" office:value="46.141736">
            <text:p>46,14</text:p>
          </table:table-cell>
          <table:table-cell office:value-type="float" office:value="0.404965">
            <text:p>0,4</text:p>
          </table:table-cell>
          <table:table-cell table:number-columns-repeated="1020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ite gallo-romain de Sanxay</text:p>
          </table:table-cell>
          <table:table-cell office:value-type="float" office:value="46.4941324">
            <text:p>46,49</text:p>
          </table:table-cell>
          <table:table-cell office:value-type="float" office:value="-0.0070385">
            <text:p>-0,01</text:p>
          </table:table-cell>
          <table:table-cell table:number-columns-repeated="1020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Cloître de la cathédrale de Fréjus</text:p>
          </table:table-cell>
          <table:table-cell office:value-type="float" office:value="43.4330627773556">
            <text:p>43,43</text:p>
          </table:table-cell>
          <table:table-cell office:value-type="float" office:value="6.73715114593506">
            <text:p>6,74</text:p>
          </table:table-cell>
          <table:table-cell table:number-columns-repeated="1020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Abbaye de Montmajour</text:p>
          </table:table-cell>
          <table:table-cell office:value-type="float" office:value="43.7056788063795">
            <text:p>43,71</text:p>
          </table:table-cell>
          <table:table-cell office:value-type="float" office:value="4.66414824128151">
            <text:p>4,66</text:p>
          </table:table-cell>
          <table:table-cell table:number-columns-repeated="1020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hâteau d'If</text:p>
          </table:table-cell>
          <table:table-cell office:value-type="float" office:value="43.2798571264442">
            <text:p>43,28</text:p>
          </table:table-cell>
          <table:table-cell office:value-type="float" office:value="5.32513439655304">
            <text:p>5,33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ite archéologique de Glanum</text:p>
          </table:table-cell>
          <table:table-cell office:value-type="float" office:value="43.7736">
            <text:p>43,77</text:p>
          </table:table-cell>
          <table:table-cell office:value-type="float" office:value="4.833">
            <text:p>4,83</text:p>
          </table:table-cell>
          <table:table-cell table:number-columns-repeated="1020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Monastère de Saorge</text:p>
          </table:table-cell>
          <table:table-cell office:value-type="float" office:value="43.9878757">
            <text:p>43,99</text:p>
          </table:table-cell>
          <table:table-cell office:value-type="float" office:value="7.5509564">
            <text:p>7,55</text:p>
          </table:table-cell>
          <table:table-cell table:number-columns-repeated="1020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Cathédrale de Besançon et son horloge astronomique</text:p>
          </table:table-cell>
          <table:table-cell office:value-type="float" office:value="47.2336343">
            <text:p>47,23</text:p>
          </table:table-cell>
          <table:table-cell office:value-type="float" office:value="6.0303255">
            <text:p>6,03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bbaye de Cluny</text:p>
          </table:table-cell>
          <table:table-cell office:value-type="float" office:value="46.4351729231305">
            <text:p>46,44</text:p>
          </table:table-cell>
          <table:table-cell office:value-type="float" office:value="4.65821921825409">
            <text:p>4,66</text:p>
          </table:table-cell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hâteau d'Azay-le-Rideau</text:p>
          </table:table-cell>
          <table:table-cell office:value-type="float" office:value="47.2595533">
            <text:p>47,26</text:p>
          </table:table-cell>
          <table:table-cell office:value-type="float" office:value="0.4666037">
            <text:p>0,47</text:p>
          </table:table-cell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ison de George Sand à Nohant</text:p>
          </table:table-cell>
          <table:table-cell office:value-type="float" office:value="46.6254445">
            <text:p>46,63</text:p>
          </table:table-cell>
          <table:table-cell office:value-type="float" office:value="1.9749036">
            <text:p>1,97</text:p>
          </table:table-cell>
          <table:table-cell table:number-columns-repeated="1020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Tours de La Rochelle</text:p>
          </table:table-cell>
          <table:table-cell office:value-type="float" office:value="46.1558010144313">
            <text:p>46,16</text:p>
          </table:table-cell>
          <table:table-cell office:value-type="float" office:value="-1.15323185920715">
            <text:p>-1,15</text:p>
          </table:table-cell>
          <table:table-cell table:number-columns-repeated="1020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alais Jacques Coeur à Bourges</text:p>
          </table:table-cell>
          <table:table-cell office:value-type="float" office:value="47.085296">
            <text:p>47,09</text:p>
          </table:table-cell>
          <table:table-cell office:value-type="float" office:value="2.3944818">
            <text:p>2,39</text:p>
          </table:table-cell>
          <table:table-cell table:number-columns-repeated="1020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Tours et remparts d'Aigues-Mortes</text:p>
          </table:table-cell>
          <table:table-cell office:value-type="float" office:value="43.5678143607364">
            <text:p>43,57</text:p>
          </table:table-cell>
          <table:table-cell office:value-type="float" office:value="4.19086575508118">
            <text:p>4,19</text:p>
          </table:table-cell>
          <table:table-cell table:number-columns-repeated="1020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Maison de Georges Clemenceau à Saint-Vincent-sur-Jard</text:p>
          </table:table-cell>
          <table:table-cell office:value-type="float" office:value="46.4063">
            <text:p>46,41</text:p>
          </table:table-cell>
          <table:table-cell office:value-type="float" office:value="-1.5474">
            <text:p>-1,55</text:p>
          </table:table-cell>
          <table:table-cell table:number-columns-repeated="1020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onciergerie</text:p>
          </table:table-cell>
          <table:table-cell office:value-type="float" office:value="48.8558175524787">
            <text:p>48,86</text:p>
          </table:table-cell>
          <table:table-cell office:value-type="float" office:value="2.34595119953156">
            <text:p>2,35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hâteau de Cadillac</text:p>
          </table:table-cell>
          <table:table-cell office:value-type="float" office:value="44.638101219349">
            <text:p>44,64</text:p>
          </table:table-cell>
          <table:table-cell office:value-type="float" office:value="-0.320652723312378">
            <text:p>-0,32</text:p>
          </table:table-cell>
          <table:table-cell table:number-columns-repeated="1020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hapelle expiatoire</text:p>
          </table:table-cell>
          <table:table-cell office:value-type="float" office:value="48.8736985969585">
            <text:p>48,87</text:p>
          </table:table-cell>
          <table:table-cell office:value-type="float" office:value="2.32269108295441">
            <text:p>2,32</text:p>
          </table:table-cell>
          <table:table-cell table:number-columns-repeated="1020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Château de Coucy</text:p>
          </table:table-cell>
          <table:table-cell office:value-type="float" office:value="49.521774855251">
            <text:p>49,52</text:p>
          </table:table-cell>
          <table:table-cell office:value-type="float" office:value="3.31861138343811">
            <text:p>3,32</text:p>
          </table:table-cell>
          <table:table-cell table:number-columns-repeated="1020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hâteau d'Oiron</text:p>
          </table:table-cell>
          <table:table-cell office:value-type="float" office:value="46.9518734665508">
            <text:p>46,95</text:p>
          </table:table-cell>
          <table:table-cell office:value-type="float" office:value="-0.0773334503173828">
            <text:p>-0,08</text:p>
          </table:table-cell>
          <table:table-cell table:number-columns-repeated="1020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Trophée d'Auguste à La Turbie</text:p>
          </table:table-cell>
          <table:table-cell office:value-type="float" office:value="43.7448050133043">
            <text:p>43,74</text:p>
          </table:table-cell>
          <table:table-cell office:value-type="float" office:value="7.40184009075165">
            <text:p>7,4</text:p>
          </table:table-cell>
          <table:table-cell table:number-columns-repeated="1020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Monastère royal de Brou à Bourg-en-Bresse</text:p>
          </table:table-cell>
          <table:table-cell office:value-type="float" office:value="46.1978767">
            <text:p>46,2</text:p>
          </table:table-cell>
          <table:table-cell office:value-type="float" office:value="5.2356066">
            <text:p>5,24</text:p>
          </table:table-cell>
          <table:table-cell table:number-columns-repeated="1020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Arc de triomphe</text:p>
          </table:table-cell>
          <table:table-cell office:value-type="float" office:value="48.873818">
            <text:p>48,87</text:p>
          </table:table-cell>
          <table:table-cell office:value-type="float" office:value="2.295023">
            <text:p>2,3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Colonne de la Grande Armée à Wimille</text:p>
          </table:table-cell>
          <table:table-cell office:value-type="float" office:value="50.7644118">
            <text:p>50,76</text:p>
          </table:table-cell>
          <table:table-cell office:value-type="float" office:value="1.6310642">
            <text:p>1,63</text:p>
          </table:table-cell>
          <table:table-cell table:number-columns-repeated="1020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Abbaye du Thoronet</text:p>
          </table:table-cell>
          <table:table-cell office:value-type="float" office:value="43.4501102">
            <text:p>43,45</text:p>
          </table:table-cell>
          <table:table-cell office:value-type="float" office:value="6.3080895">
            <text:p>6,31</text:p>
          </table:table-cell>
          <table:table-cell table:number-columns-repeated="1020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Les Eyzies-de-Tayac</text:p>
          </table:table-cell>
          <table:table-cell office:value-type="float" office:value="44.935997691242">
            <text:p>44,94</text:p>
          </table:table-cell>
          <table:table-cell office:value-type="float" office:value="1.01565062999725">
            <text:p>1,02</text:p>
          </table:table-cell>
          <table:table-cell table:number-columns-repeated="1020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Basilique cathédrale de Saint-Denis</text:p>
          </table:table-cell>
          <table:table-cell office:value-type="float" office:value="48.9354196846302">
            <text:p>48,94</text:p>
          </table:table-cell>
          <table:table-cell office:value-type="float" office:value="2.35991477966309">
            <text:p>2,36</text:p>
          </table:table-cell>
          <table:table-cell table:number-columns-repeated="1020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Tours de la cathédrale d'Amiens</text:p>
          </table:table-cell>
          <table:table-cell office:value-type="float" office:value="49.895">
            <text:p>49,9</text:p>
          </table:table-cell>
          <table:table-cell office:value-type="float" office:value="2.302222">
            <text:p>2,3</text:p>
          </table:table-cell>
          <table:table-cell table:number-columns-repeated="102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Domaine national du Palais-Royal</text:p>
          </table:table-cell>
          <table:table-cell office:value-type="float" office:value="48.864972372625">
            <text:p>48,86</text:p>
          </table:table-cell>
          <table:table-cell office:value-type="float" office:value="2.33773827552795">
            <text:p>2,34</text:p>
          </table:table-cell>
          <table:table-cell table:number-columns-repeated="1020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hâteau et Parc de Champs-sur-Marne</text:p>
          </table:table-cell>
          <table:table-cell office:value-type="float" office:value="48.8536468310556">
            <text:p>48,85</text:p>
          </table:table-cell>
          <table:table-cell office:value-type="float" office:value="2.60403871536255">
            <text:p>2,6</text:p>
          </table:table-cell>
          <table:table-cell table:number-columns-repeated="1020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Château de Gramont</text:p>
          </table:table-cell>
          <table:table-cell office:value-type="float" office:value="43.9580329">
            <text:p>43,96</text:p>
          </table:table-cell>
          <table:table-cell office:value-type="float" office:value="0.9211763">
            <text:p>0,92</text:p>
          </table:table-cell>
          <table:table-cell table:number-columns-repeated="1020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anthéon</text:p>
          </table:table-cell>
          <table:table-cell office:value-type="float" office:value="48.8462842078404">
            <text:p>48,85</text:p>
          </table:table-cell>
          <table:table-cell office:value-type="float" office:value="2.34607324004173">
            <text:p>2,35</text:p>
          </table:table-cell>
          <table:table-cell table:number-columns-repeated="102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Fort Saint-André à Villeneuve-lez-Avignon</text:p>
          </table:table-cell>
          <table:table-cell office:value-type="float" office:value="43.9662">
            <text:p>43,97</text:p>
          </table:table-cell>
          <table:table-cell office:value-type="float" office:value="4.8001">
            <text:p>4,8</text:p>
          </table:table-cell>
          <table:table-cell table:number-columns-repeated="1020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Villa Savoye à Poissy</text:p>
          </table:table-cell>
          <table:table-cell office:value-type="float" office:value="48.9244255560091">
            <text:p>48,92</text:p>
          </table:table-cell>
          <table:table-cell office:value-type="float" office:value="2.02827036380768">
            <text:p>2,03</text:p>
          </table:table-cell>
          <table:table-cell table:number-columns-repeated="1020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Château de Voltaire à Ferney</text:p>
          </table:table-cell>
          <table:table-cell office:value-type="float" office:value="46.2581309">
            <text:p>46,26</text:p>
          </table:table-cell>
          <table:table-cell office:value-type="float" office:value="6.1043544">
            <text:p>6,1</text:p>
          </table:table-cell>
          <table:table-cell table:number-columns-repeated="1020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Site des mégalithes de Locmariaquer</text:p>
          </table:table-cell>
          <table:table-cell office:value-type="float" office:value="47.5732972">
            <text:p>47,57</text:p>
          </table:table-cell>
          <table:table-cell office:value-type="float" office:value="-2.9574633">
            <text:p>-2,96</text:p>
          </table:table-cell>
          <table:table-cell table:number-columns-repeated="1020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Château de Montal</text:p>
          </table:table-cell>
          <table:table-cell office:value-type="float" office:value="44.8624197">
            <text:p>44,86</text:p>
          </table:table-cell>
          <table:table-cell office:value-type="float" office:value="1.8599192">
            <text:p>1,86</text:p>
          </table:table-cell>
          <table:table-cell table:number-columns-repeated="1020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Domaine national de Jossigny</text:p>
          </table:table-cell>
          <table:table-cell office:value-type="float" office:value="48.8374322716853">
            <text:p>48,84</text:p>
          </table:table-cell>
          <table:table-cell office:value-type="float" office:value="2.75358259677887">
            <text:p>2,75</text:p>
          </table:table-cell>
          <table:table-cell table:number-columns-repeated="1020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Villa Cavrois (aperçu d'un chantier en cours)</text:p>
          </table:table-cell>
          <table:table-cell office:value-type="float" office:value="50.666709">
            <text:p>50,67</text:p>
          </table:table-cell>
          <table:table-cell office:value-type="float" office:value="3.162723">
            <text:p>3,16</text:p>
          </table:table-cell>
          <table:table-cell table:number-columns-repeated="1020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NULL</text:p>
          </table:table-cell>
          <table:table-cell table:number-columns-repeated="1022"/>
        </table:table-row>
        <table:table-row table:style-name="ro1" table:number-rows-repeated="654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7">17/09/2013</text:date>, <text:time>18:1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_5f_monument" style:display-name="PageStyle_m_monume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urélie</meta:initial-creator>
    <meta:creation-date>2013-09-17T18:08:32</meta:creation-date>
    <dc:creator>Aurélie</dc:creator>
    <dc:date>2013-09-17T18:08:32</dc:date>
    <meta:document-statistic meta:table-count="1" meta:cell-count="342" meta:object-count="0"/>
    <meta:generator>OpenOffice.org/3.1$Win32 OpenOffice.org_project/310m19$Build-9420</meta:generator>
  </office:meta>
</office:document-meta>
</file>